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  <style:text-properties officeooo:paragraph-rsid="000a2c37"/>
    </style:style>
    <style:style style:name="P2" style:family="paragraph" style:parent-style-name="Standard" style:list-style-name="">
      <style:paragraph-properties fo:margin-top="0.494cm" fo:margin-bottom="0.494cm" loext:contextual-spacing="false" fo:line-height="100%"/>
      <style:text-properties officeooo:paragraph-rsid="000c45bb"/>
    </style:style>
    <style:style style:name="P3" style:family="paragraph" style:parent-style-name="Standard" style:list-style-name="">
      <style:paragraph-properties fo:margin-top="0.494cm" fo:margin-bottom="0.494cm" loext:contextual-spacing="false" fo:line-height="100%"/>
      <style:text-properties fo:color="#000033" style:font-name="Georgia" fo:font-size="18pt" officeooo:paragraph-rsid="000a2c37" style:font-name-asian="Times New Roman1" style:font-size-asian="18pt" style:language-asian="es" style:country-asian="ES" style:font-name-complex="Times New Roman1" style:font-size-complex="18pt"/>
    </style:style>
    <style:style style:name="P4" style:family="paragraph" style:parent-style-name="Standard" style:list-style-name="WWNum2">
      <style:paragraph-properties fo:margin-left="1.693cm" fo:margin-right="0.423cm" fo:margin-top="0.212cm" fo:margin-bottom="0.212cm" loext:contextual-spacing="false" fo:line-height="100%" fo:text-indent="-0.635cm" style:auto-text-indent="false"/>
      <style:text-properties officeooo:paragraph-rsid="000a2c37"/>
    </style:style>
    <style:style style:name="P5" style:family="paragraph" style:parent-style-name="Standard" style:list-style-name="WWNum2">
      <style:paragraph-properties fo:margin-left="1.693cm" fo:margin-right="0.423cm" fo:margin-top="0.212cm" fo:margin-bottom="0.212cm" loext:contextual-spacing="false" fo:line-height="100%" fo:text-indent="-0.635cm" style:auto-text-indent="false"/>
      <style:text-properties officeooo:paragraph-rsid="000c45bb"/>
    </style:style>
    <style:style style:name="P6" style:family="paragraph" style:parent-style-name="Standard">
      <loext:graphic-properties draw:fill="solid" draw:fill-color="#ffffee"/>
      <style:paragraph-properties fo:margin-left="0.423cm" fo:margin-right="0.423cm" fo:margin-top="0.423cm" fo:margin-bottom="0.423cm" loext:contextual-spacing="false" style:line-height-at-least="0.593cm" fo:text-indent="0cm" style:auto-text-indent="false" fo:background-color="#ffffee" fo:padding-left="0.423cm" fo:padding-right="0.423cm" fo:padding-top="0.212cm" fo:padding-bottom="0.212cm" fo:border="0.74pt dashed #cccc9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c45bb"/>
    </style:style>
    <style:style style:name="T1" style:family="text">
      <style:text-properties fo:color="#000033" style:font-name="Georgia" fo:font-size="24pt" style:font-name-asian="Times New Roman1" style:font-size-asian="24pt" style:language-asian="es" style:country-asian="ES" style:font-name-complex="Times New Roman1" style:font-size-complex="24pt"/>
    </style:style>
    <style:style style:name="T2" style:family="text">
      <style:text-properties fo:color="#000033" style:font-name="Georgia" fo:font-size="24pt" officeooo:rsid="000a2c37" style:font-name-asian="Times New Roman1" style:font-size-asian="24pt" style:language-asian="es" style:country-asian="ES" style:font-name-complex="Times New Roman1" style:font-size-complex="24pt"/>
    </style:style>
    <style:style style:name="T3" style:family="text">
      <style:text-properties fo:color="#000033" style:font-name="Georgia" fo:font-size="18pt" style:font-name-asian="Times New Roman1" style:font-size-asian="18pt" style:language-asian="es" style:country-asian="ES" style:font-name-complex="Times New Roman1" style:font-size-complex="18pt"/>
    </style:style>
    <style:style style:name="T4" style:family="text">
      <style:text-properties fo:color="#000033" style:text-position="super 58%" style:font-name="Georgia" fo:font-size="24pt" style:font-name-asian="Times New Roman1" style:font-size-asian="24pt" style:language-asian="es" style:country-asian="ES" style:font-name-complex="Times New Roman1" style:font-size-complex="24pt"/>
    </style:style>
    <style:style style:name="T5" style:family="text">
      <style:text-properties fo:color="#333333" style:font-name="Verdana" fo:font-size="13.5pt" style:font-name-asian="Times New Roman1" style:font-size-asian="13.5pt" style:language-asian="es" style:country-asian="ES" style:font-name-complex="Times New Roman1" style:font-size-complex="13.5pt"/>
    </style:style>
    <style:style style:name="T6" style:family="text">
      <style:text-properties fo:color="#333333" style:font-name="Verdana" fo:font-size="13.5pt" officeooo:rsid="000c45bb" style:font-name-asian="Times New Roman1" style:font-size-asian="13.5pt" style:language-asian="es" style:country-asian="ES" style:font-name-complex="Times New Roman1" style:font-size-complex="13.5pt"/>
    </style:style>
    <style:style style:name="T7" style:family="text">
      <style:text-properties fo:color="#333333" style:font-name="Verdana" fo:font-size="13.5pt" style:font-size-asian="13.5pt" style:font-size-complex="13.5pt"/>
    </style:style>
    <style:style style:name="T8" style:family="text">
      <style:text-properties fo:color="#333333" style:font-name="Courier New" style:font-name-asian="Times New Roman1" style:language-asian="es" style:country-asian="ES" style:font-name-complex="Courier New1"/>
    </style:style>
    <style:style style:name="T9" style:family="text">
      <style:text-properties fo:color="#000000" style:font-name="Verdana" fo:font-size="13.5pt" style:font-name-asian="Times New Roman1" style:font-size-asian="13.5pt" style:language-asian="es" style:country-asian="ES" style:font-name-complex="Times New Roman1" style:font-size-complex="13.5pt"/>
    </style:style>
    <style:style style:name="T10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11" style:family="text">
      <style:text-properties fo:color="#000099" style:font-name="Courier New" style:font-name-asian="Times New Roman1" style:language-asian="es" style:country-asian="ES" style:font-name-complex="Courier New1"/>
    </style:style>
    <style:style style:name="T12" style:family="text">
      <style:text-properties style:font-name="Courier New" style:font-name-asian="Times New Roman1" style:language-asian="es" style:country-asian="ES" style:font-name-complex="Courier New1"/>
    </style:style>
    <style:style style:name="T13" style:family="text">
      <style:text-properties fo:color="#990000" style:font-name="Courier New" style:font-name-asian="Times New Roman1" style:language-asian="es" style:country-asian="ES" style:font-name-complex="Courier New1"/>
    </style:style>
    <style:style style:name="T14" style:family="text">
      <style:text-properties fo:color="#990000" style:font-name="Courier New" officeooo:rsid="000b73a0" style:font-name-asian="Times New Roman1" style:language-asian="es" style:country-asian="ES" style:font-name-complex="Courier New1"/>
    </style:style>
    <style:style style:name="T15" style:family="text">
      <style:text-properties fo:color="#990000" style:font-name="Courier New" officeooo:rsid="000c45bb" style:font-name-asian="Times New Roman1" style:language-asian="es" style:country-asian="ES" style:font-name-complex="Courier New1"/>
    </style:style>
    <style:style style:name="T16" style:family="text">
      <style:text-properties fo:color="#cccccc" style:font-name="Verdana" fo:font-size="1pt" style:font-name-asian="Times New Roman1" style:font-size-asian="1pt" style:language-asian="es" style:country-asian="ES" style:font-name-complex="Times New Roman1" style:font-size-complex="1pt"/>
    </style:style>
    <style:style style:name="T17" style:family="text">
      <style:text-properties fo:color="#006600" style:font-name="Courier New" style:font-name-asian="Times New Roman1" style:language-asian="es" style:country-asian="ES" style:font-name-complex="Courier New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1">Ejercicios de SQL </text:span><text:span text:style-name="T2">Sencillos</text:span></text:h>
      <text:h text:style-name="P2" text:outline-level="1"><text:span text:style-name="T5">Se dispone de la tabla PERSONAS con los datos de aquellos empleados que trabajan en una serie de hospitales.</text:span></text:h>
      <text:p text:style-name="P1"><text:span text:style-name="T10">Código SQL para la creación de las tablas…</text:span></text:p>
      <text:p text:style-name="P6"><text:span text:style-name="T11">create</text:span><text:span text:style-name="T12"> </text:span><text:span text:style-name="T11">table</text:span><text:span text:style-name="T12"> personas(<text:line-break/> <text:s/>cod_hospital </text:span><text:span text:style-name="T11">integer</text:span><text:span text:style-name="T12">,<text:line-break/> <text:s/>dni </text:span><text:span text:style-name="T11">integer</text:span><text:span text:style-name="T12"> </text:span><text:span text:style-name="T11">primary</text:span><text:span text:style-name="T12"> </text:span><text:span text:style-name="T11">key</text:span><text:span text:style-name="T12">,<text:line-break/> <text:s/>apellidos </text:span><text:span text:style-name="T11">varchar</text:span><text:span text:style-name="T12">(</text:span><text:span text:style-name="T13">50</text:span><text:span text:style-name="T12">),<text:line-break/> <text:s/>funcion </text:span><text:span text:style-name="T11">varchar</text:span><text:span text:style-name="T12">(</text:span><text:span text:style-name="T13">30</text:span><text:span text:style-name="T12">),<text:line-break/> <text:s/>salario </text:span><text:span text:style-name="T11">integer</text:span><text:span text:style-name="T12">,<text:line-break/> <text:s/>localidad </text:span><text:span text:style-name="T11">varchar</text:span><text:span text:style-name="T12">(</text:span><text:span text:style-name="T13">20</text:span><text:span text:style-name="T12">)<text:line-break/>);</text:span></text:p>
      <text:p text:style-name="P6"><text:span text:style-name="T11">insert</text:span><text:span text:style-name="T12"> </text:span><text:span text:style-name="T11">into</text:span><text:span text:style-name="T12"> personas </text:span><text:span text:style-name="T11">values </text:span><text:span text:style-name="T12">(</text:span><text:span text:style-name="T13">1</text:span><text:span text:style-name="T12">,</text:span><text:span text:style-name="T13">12345678</text:span><text:span text:style-name="T12">,</text:span><text:span text:style-name="T13">'García Hernández, Eladio','CONSERJE',1200</text:span><text:span text:style-name="T12">,</text:span><text:span text:style-name="T13">'LORCA')</text:span><text:span text:style-name="T12">;<text:line-break/></text:span><text:span text:style-name="T11">insert</text:span><text:span text:style-name="T12"> </text:span><text:span text:style-name="T11">into</text:span><text:span text:style-name="T12"> personas </text:span><text:span text:style-name="T11">values</text:span><text:span text:style-name="T12"> (</text:span><text:span text:style-name="T13">1</text:span><text:span text:style-name="T12">,</text:span><text:span text:style-name="T13">87654321</text:span><text:span text:style-name="T12">,</text:span><text:span text:style-name="T13">'Fuentes Bermejo, Carlos','DIRECTOR',2000</text:span><text:span text:style-name="T12">,</text:span><text:span text:style-name="T13">'MURCIA')</text:span><text:span text:style-name="T12">;<text:line-break/></text:span><text:span text:style-name="T11">insert</text:span><text:span text:style-name="T12"> </text:span><text:span text:style-name="T11">into</text:span><text:span text:style-name="T12"> personas </text:span><text:span text:style-name="T11">values</text:span><text:span text:style-name="T12"> (</text:span><text:span text:style-name="T13">2</text:span><text:span text:style-name="T12">,</text:span><text:span text:style-name="T13">55544433</text:span><text:span text:style-name="T12">,</text:span><text:span text:style-name="T13">'González Marín, Alicia','CONSERJE',1200</text:span><text:span text:style-name="T12">,</text:span><text:span text:style-name="T13">'MURCIA')</text:span><text:span text:style-name="T12">;<text:line-break/></text:span><text:span text:style-name="T11">insert</text:span><text:span text:style-name="T12"> </text:span><text:span text:style-name="T11">into</text:span><text:span text:style-name="T12"> personas </text:span><text:span text:style-name="T11">values</text:span><text:span text:style-name="T12"> (</text:span><text:span text:style-name="T13">1</text:span><text:span text:style-name="T12">,</text:span><text:span text:style-name="T13">66655544</text:span><text:span text:style-name="T12">,</text:span><text:span text:style-name="T13">'Castillo Montes, Pedro','MEDICO',1700</text:span><text:span text:style-name="T12">,</text:span><text:span text:style-name="T13">'MURCIA')</text:span><text:span text:style-name="T12">;<text:line-break/></text:span><text:span text:style-name="T11">insert</text:span><text:span text:style-name="T12"> </text:span><text:span text:style-name="T11">into</text:span><text:span text:style-name="T12"> personas </text:span><text:span text:style-name="T11">values</text:span><text:span text:style-name="T12"> (</text:span><text:span text:style-name="T13">2</text:span><text:span text:style-name="T12">,</text:span><text:span text:style-name="T13">22233322</text:span><text:span text:style-name="T12">,</text:span><text:span text:style-name="T13">'Tristán García, Ana','MEDICO',1900</text:span><text:span text:style-name="T12">,</text:span><text:span text:style-name="T13">'MURCIA')</text:span><text:span text:style-name="T12">;<text:line-break/></text:span><text:span text:style-name="T11">insert</text:span><text:span text:style-name="T12"> </text:span><text:span text:style-name="T11">into</text:span><text:span text:style-name="T12"> personas </text:span><text:span text:style-name="T11">values</text:span><text:span text:style-name="T12"> (</text:span><text:span text:style-name="T13">3</text:span><text:span text:style-name="T12">,</text:span><text:span text:style-name="T13">55544411</text:span><text:span text:style-name="T12">,</text:span><text:span text:style-name="T13">'Ruiz Hernández, Caridad','MEDICO',1900</text:span><text:span text:style-name="T12">,</text:span><text:span text:style-name="T13">'LORCA')</text:span><text:span text:style-name="T12">;<text:line-break/></text:span><text:span text:style-name="T11">insert</text:span><text:span text:style-name="T12"> </text:span><text:span text:style-name="T11">into</text:span><text:span text:style-name="T12"> personas </text:span><text:span text:style-name="T11">values</text:span><text:span text:style-name="T12"> (</text:span><text:span text:style-name="T13">3</text:span><text:span text:style-name="T12">,</text:span><text:span text:style-name="T13">99988333</text:span><text:span text:style-name="T12">,</text:span><text:span text:style-name="T13">'Serrano Díaz, Alejandro','DIRECTOR',2400</text:span><text:span text:style-name="T12">,</text:span><text:span text:style-name="T13">'CARTAGENA')</text:span><text:span text:style-name="T12">;<text:line-break/></text:span><text:span text:style-name="T11">insert</text:span><text:span text:style-name="T12"> </text:span><text:span text:style-name="T11">into</text:span><text:span text:style-name="T12"> personas </text:span><text:span text:style-name="T11">values</text:span><text:span text:style-name="T12"> (</text:span><text:span text:style-name="T13">4</text:span><text:span text:style-name="T12">,</text:span><text:span text:style-name="T13">33222111</text:span><text:span text:style-name="T12">,</text:span><text:span text:style-name="T13">'Mesa del Castillo, Juan','MEDICO',2200</text:span><text:span text:style-name="T12">,</text:span><text:span text:style-name="T13">'LORCA')</text:span><text:span text:style-name="T12">;<text:line-break/></text:span><text:span text:style-name="T11">insert</text:span><text:span text:style-name="T12"> </text:span><text:span text:style-name="T11">into</text:span><text:span text:style-name="T12"> personas </text:span><text:span text:style-name="T11">values</text:span><text:span text:style-name="T12"> (</text:span><text:span text:style-name="T13">2</text:span><text:span text:style-name="T12">,</text:span><text:span text:style-name="T13">22233333</text:span><text:span text:style-name="T12">,</text:span><text:span text:style-name="T13">'Martínez Molina, Andrés','MEDICO',1600</text:span><text:span text:style-name="T12">,</text:span><text:span text:style-name="T13">'CARTAGENA')</text:span><text:span text:style-name="T12">;<text:line-break/></text:span><text:span text:style-name="T11">insert</text:span><text:span text:style-name="T12"> </text:span><text:span text:style-name="T11">into</text:span><text:span text:style-name="T12"> personas </text:span><text:span text:style-name="T11">values</text:span><text:span text:style-name="T12"> (</text:span><text:span text:style-name="T13">4</text:span><text:span text:style-name="T12">,</text:span><text:span text:style-name="T13">55544412</text:span><text:span text:style-name="T12">,</text:span><text:span text:style-name="T13">'Jiménez Jiménez, Dolores','CONSERJE',1200</text:span><text:span text:style-name="T12">,</text:span><text:span text:style-name="T13">'MURCIA')</text:span><text:span text:style-name="T12">;<text:line-break/></text:span><text:span text:style-name="T11">insert</text:span><text:span text:style-name="T12"> </text:span><text:span text:style-name="T11">into</text:span><text:span text:style-name="T12"> personas </text:span><text:span text:style-name="T11">values</text:span><text:span text:style-name="T12"> (</text:span><text:span text:style-name="T13">4</text:span><text:span text:style-name="T12">,</text:span><text:span text:style-name="T13">22233311</text:span><text:span text:style-name="T12">,</text:span><text:span text:style-name="T13">'Martínez Molina, Gloria','MEDICO',1600</text:span><text:span text:style-name="T12">,</text:span><text:span text:style-name="T13">'MURCIA')</text:span><text:span text:style-name="T12">;</text:span></text:p>
      <text:h text:style-name="P3" text:outline-level="2"><text:soft-page-break/>Realizar las siguientes consultas:</text:h>
      <text:list xml:id="list3978438275" text:style-name="WWNum2">
        <text:list-item>
          <text:p text:style-name="P5"><text:span text:style-name="T16">-- 1) </text:span><text:span text:style-name="T5">Mostrar todos los datos de todas las personas.</text:span></text:p>
        </text:list-item>
        <text:list-item>
          <text:p text:style-name="P5"><text:span text:style-name="T16">-- 2) </text:span><text:span text:style-name="T5">Obtén el DNI, apellidos y función de todas las personas.</text:span></text:p>
        </text:list-item>
        <text:list-item>
          <text:p text:style-name="P4"><text:span text:style-name="T16">-- 3) </text:span><text:span text:style-name="T5">Mostrar los apellidos de las personas que vivan en LORCA.</text:span></text:p>
        </text:list-item>
        <text:list-item>
          <text:p text:style-name="P4"><text:span text:style-name="T16">-- 4) </text:span><text:span text:style-name="T5">Mostrar los apellidos de las personas que vivan en MURCIA o LORCA</text:span></text:p>
        </text:list-item>
        <text:list-item>
          <text:p text:style-name="P4"><text:span text:style-name="T16">-- 5) </text:span><text:span text:style-name="T5">Seleccionar los datos de aquellas personas que vivan en MURCIA y tengan un salario superior a los 1500 euros.</text:span></text:p>
        </text:list-item>
        <text:list-item>
          <text:p text:style-name="P4"><text:span text:style-name="T16">-- 6) </text:span><text:span text:style-name="T5">Mostrar los datos de las personas que vivan en MURCIA, tengan un salario superior a los 1500 euros y sean DIRECTORES.</text:span></text:p>
        </text:list-item>
        <text:list-item>
          <text:p text:style-name="P4"><text:span text:style-name="T16">-- 7) </text:span><text:span text:style-name="T5">Mostrar los datos de las personas cuya función sea MÉDICO ordenados por apellidos </text:span><text:span text:style-name="T6">descendentemente.</text:span></text:p>
        </text:list-item>
        <text:list-item>
          <text:p text:style-name="P4"><text:span text:style-name="T16">-- 8) </text:span><text:span text:style-name="T5">Mostrar los datos de todas las localidades que hay en la tabla personas sin repeticiones </text:span></text:p>
        </text:list-item>
        <text:list-item>
          <text:p text:style-name="P4"><text:span text:style-name="T16">-- 9) </text:span><text:span text:style-name="T5">Mostrar los datos de las personas que tengan un salario superior a 1500 euros y sean médicos. Ordenar la salida por salario descendentemente.</text:span></text:p>
        </text:list-item>
        <text:list-item>
          <text:p text:style-name="P4"><text:span text:style-name="T16">-- 10) </text:span><text:span text:style-name="T5">Seleccionar aquellas personas cuyo apellido comience por M.</text:span></text:p>
        </text:list-item>
        <text:list-item>
          <text:p text:style-name="P4"><text:span text:style-name="T16">-- 11) </text:span><text:span text:style-name="T5">Mostrar los datos de las personas que tengan una M en el apellido y cuya función sea CONSERJE</text:span></text:p>
        </text:list-item>
        <text:list-item>
          <text:p text:style-name="P4"><text:span text:style-name="T16">-- 12) </text:span><text:span text:style-name="T5">Mostrar aquellas personas que tengan un salario entre 1500 y 2000 euros.</text:span></text:p>
        </text:list-item>
        <text:list-item>
          <text:p text:style-name="P4"><text:span text:style-name="T16">-- 13) </text:span><text:span text:style-name="T5">Seleccionar los datos de aquellas personas cuya función sea MÉDICO o DIRECTOR (utilizar el operador IN)</text:span></text:p>
        </text:list-item>
        <text:list-item>
          <text:p text:style-name="P4"><text:span text:style-name="T16">-- 14) </text:span><text:span text:style-name="T5">Obtener los datos de aquellas personas cuya función no sea CONSERJE (utilizar el operador NOT IN) y tengan un salario superior a los 1500 euros, ordenados por apellido descendentemente.</text:span></text:p>
        </text:list-item>
        <text:list-item>
          <text:p text:style-name="P4"><text:span text:style-name="T16">-- 15) </text:span><text:span text:style-name="T5">Mostrar los datos de las personas que sean de MURCIA o CARTAGENA y que pertenezcan al hospital número 1.</text:span></text:p>
        </text:list-item>
        <text:list-item>
          <text:p text:style-name="P4"><text:soft-page-break/><text:span text:style-name="T16">-- 16) </text:span><text:span text:style-name="T5">Obtén los apellidos en mayúsculas de las personas que trabajen en el hospital número 1.</text:span></text:p>
        </text:list-item>
        <text:list-item>
          <text:p text:style-name="P4"><text:span text:style-name="T16">-- 17) </text:span><text:span text:style-name="T5">Con una consulta devuelve los apellidos de todas las personas. Al lado debe aparecer la longitud de cada apellido.</text:span></text:p>
        </text:list-item>
        <text:list-item>
          <text:p text:style-name="P4"><text:span text:style-name="T16">-- 18) </text:span><text:span text:style-name="T5">Obtener los apellidos y localidad en minúscula de todas aquellas personas que no trabajen en el hospital número 1.</text:span></text:p>
        </text:list-item>
        <text:list-item>
          <text:p text:style-name="P4"><text:span text:style-name="T16">-- 19) </text:span><text:span text:style-name="T5">Obtener los datos de las personas que trabajen en los hospitales 1 ó 2 y tengan un salario superior a 1500 euros.</text:span></text:p>
        </text:list-item>
        <text:list-item>
          <text:p text:style-name="P4"><text:span text:style-name="T16">-- 20) </text:span><text:span text:style-name="T5">Visualizar los datos de aquellas personas que no trabajen en el hospital número 2 y que sean de MURCI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3:08:20.316000000</meta:creation-date>
    <dc:date>2020-02-26T13:30:51.543000000</dc:date>
    <meta:editing-duration>PT6M33S</meta:editing-duration>
    <meta:editing-cycles>2</meta:editing-cycles>
    <meta:generator>LibreOffice/5.3.3.2$Windows_x86 LibreOffice_project/3d9a8b4b4e538a85e0782bd6c2d430bafe583448</meta:generator>
    <meta:document-statistic meta:table-count="0" meta:image-count="0" meta:object-count="0" meta:page-count="3" meta:paragraph-count="26" meta:word-count="519" meta:character-count="3495" meta:non-whitespace-character-count="3009"/>
  </office:meta>
</office:document-meta>
</file>